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5055" officeooo:paragraph-rsid="0015505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5055" officeooo:paragraph-rsid="0015505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3a65a" officeooo:paragraph-rsid="0023a6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a65a" officeooo:paragraph-rsid="0023a65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3a65a" officeooo:paragraph-rsid="00270d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05c5" officeooo:paragraph-rsid="00278f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50f05" officeooo:paragraph-rsid="00250f05" style:font-size-asian="10.5pt" style:font-weight-asian="normal" style:font-size-complex="12pt" style:font-weight-complex="normal"/>
    </style:style>
    <style:style style:name="T1" style:family="text">
      <style:text-properties officeooo:rsid="0023a65a"/>
    </style:style>
    <style:style style:name="T2" style:family="text">
      <style:text-properties officeooo:rsid="00270dd8"/>
    </style:style>
    <style:style style:name="T3" style:family="text">
      <style:text-properties officeooo:rsid="00278ff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FONCTIONNEL<text:span text:style-name="T1">LE</text:span>S</text:p>
      <text:p text:style-name="P2"/>
      <text:p text:style-name="P2"/>
      <text:p text:style-name="P3">Espace commun (sans être connecté)</text:p>
      <text:p text:style-name="P5"><text:span text:style-name="T2">Lot 1) </text:span>on peut voir la présentation de l’association <text:span text:style-name="T2">(</text:span>son équipe, son histoire, ses valeurs, ses champs d’action<text:span text:style-name="T2">)</text:span></text:p>
      <text:p text:style-name="P6"><text:span text:style-name="T2">Lot 2) </text:span>formulaire <text:span text:style-name="T3">pour être</text:span> contact<text:span text:style-name="T3">é</text:span></text:p>
      <text:p text:style-name="P3"/>
      <text:p text:style-name="P3">Utilisateur normal</text:p>
      <text:p text:style-name="P3"><text:span text:style-name="T2">Lot 3) </text:span>inscription / connexion</text:p>
      <text:p text:style-name="P3"><text:span text:style-name="T2">Lot 4) </text:span>paramétrer son compte</text:p>
      <text:p text:style-name="P7"><text:span text:style-name="T3">Lot 5) </text:span>consulter<text:span text:style-name="T1"> des articles / commenter des articles</text:span></text:p>
      <text:p text:style-name="P3"/>
      <text:p text:style-name="P3">Administrateur</text:p>
      <text:p text:style-name="P7"><text:span text:style-name="T2">Lot 6) </text:span>tableau qui liste tout le contenu</text:p>
      <text:p text:style-name="P3"><text:span text:style-name="T2">Lot 7) gestion de contenu (</text:span>ajouter, modifier, supprimer du contenu<text:span text:style-name="T2">)</text:span></text:p>
      <text:p text:style-name="P3"><text:span text:style-name="T3">Lot 8) </text:span>valider ou non les comment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23:27.185390257</meta:creation-date>
    <dc:date>2017-06-08T23:11:52.782074858</dc:date>
    <meta:editing-duration>PT1H25M29S</meta:editing-duration>
    <meta:editing-cycles>16</meta:editing-cycles>
    <meta:generator>LibreOffice/5.3.1.2$Linux_x86 LibreOffice_project/30m0$Build-2</meta:generator>
    <meta:document-statistic meta:table-count="0" meta:image-count="0" meta:object-count="0" meta:page-count="1" meta:paragraph-count="12" meta:word-count="80" meta:character-count="505" meta:non-whitespace-character-count="437"/>
  </office:meta>
</office:document-meta>
</file>